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622cm" fo:min-width="4.372cm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641cm" fo:min-width="0.073cm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641cm" fo:min-width="0.073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641cm" fo:min-width="0.073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425cm" fo:min-width="0.175cm"/>
    </style:style>
    <style:style style:name="gr6" style:family="graphic" style:parent-style-name="standard">
      <style:graphic-properties draw:textarea-horizontal-align="justify" draw:textarea-vertical-align="middle" draw:auto-grow-height="false" fo:min-height="1.184cm" fo:min-width="7.602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425cm" fo:min-width="0.17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1" style:family="graphic" style:parent-style-name="objectwithoutfill">
      <style:graphic-properties svg:stroke-width="0.212cm" svg:stroke-color="#b2b2b2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035cm" svg:stroke-color="#acb20c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3" style:family="graphic" style:parent-style-name="objectwithoutfill">
      <style:graphic-properties svg:stroke-width="0.035cm" svg:stroke-color="#b2b2b2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ff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8cm" svg:height="5.398cm" svg:x="8.619cm" svg:y="9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953cm" svg:x="9.89cm" svg:y="7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35cm" svg:height="0.953cm" svg:x="12.112cm" svg:y="7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953cm" svg:x="11.16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953cm" svg:height="0.953cm" svg:x="3.222cm" svg:y="2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256cm" svg:height="1.588cm" svg:x="6.714cm" svg:y="25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953cm" svg:height="0.953cm" svg:x="17.192cm" svg:y="2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6.715cm" svg:y="2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9.255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3.064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8.62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8.619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3.699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3.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4.652cm" svg:y="25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4.652cm" svg:y="26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0.318cm" svg:height="0.318cm" svg:x="6.714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7.51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8.144cm" svg:y="2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0.318cm" svg:x="16.874cm" svg:y="23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8" draw:layer="layout" svg:width="3.493cm" svg:height="1.673cm" svg:x="17.192cm" svg:y="10.757cm">
          <draw:text-box>
            <text:p text:style-name="P1">SOURCE</text:p>
          </draw:text-box>
        </draw:frame>
        <draw:frame draw:style-name="gr10" draw:text-style-name="P9" draw:layer="layout" svg:width="1.905cm" svg:height="0.962cm" svg:x="7.032cm" svg:y="25.438cm">
          <draw:text-box>
            <text:p text:style-name="P1">OUT</text:p>
          </draw:text-box>
        </draw:frame>
        <draw:line draw:style-name="gr11" draw:text-style-name="P10" draw:layer="layout" svg:x1="17.145cm" svg:y1="26.4cm" svg:x2="20.59cm" svg:y2="26.4cm">
          <text:p/>
        </draw:line>
        <draw:line draw:style-name="gr11" draw:text-style-name="P10" draw:layer="layout" svg:x1="1cm" svg:y1="26.082cm" svg:x2="4.445cm" svg:y2="26.082cm">
          <text:p/>
        </draw:line>
        <draw:line draw:style-name="gr11" draw:text-style-name="P10" draw:layer="layout" svg:x1="14.63cm" svg:y1="24.026cm" svg:x2="17.191cm" svg:y2="26.4cm">
          <text:p/>
        </draw:line>
        <draw:line draw:style-name="gr11" draw:text-style-name="P10" draw:layer="layout" svg:x1="6.08cm" svg:y1="24.177cm" svg:x2="14.97cm" svg:y2="24.177cm">
          <text:p/>
        </draw:line>
        <draw:line draw:style-name="gr11" draw:text-style-name="P10" draw:layer="layout" svg:x1="4.492cm" svg:y1="26.082cm" svg:x2="6.113cm" svg:y2="24.165cm">
          <text:p/>
        </draw:line>
        <draw:line draw:style-name="gr12" draw:text-style-name="P10" draw:layer="layout" svg:x1="16.24cm" svg:y1="10.842cm" svg:x2="17.827cm" svg:y2="22.59cm">
          <text:p/>
        </draw:line>
        <draw:line draw:style-name="gr13" draw:text-style-name="P10" draw:layer="layout" svg:x1="14.652cm" svg:y1="26.4cm" svg:x2="17.192cm" svg:y2="26.4cm">
          <text:p/>
        </draw:line>
        <draw:line draw:style-name="gr13" draw:text-style-name="P10" draw:layer="layout" svg:x1="9.255cm" svg:y1="10.525cm" svg:x2="17.192cm" svg:y2="26.4cm">
          <text:p/>
        </draw:line>
        <draw:line draw:style-name="gr14" draw:text-style-name="P10" draw:layer="layout" svg:x1="13.747cm" svg:y1="11.795cm" svg:x2="20.59cm" svg:y2="11.795cm">
          <text:p/>
        </draw:line>
        <draw:line draw:style-name="gr14" draw:text-style-name="P10" draw:layer="layout" svg:x1="1cm" svg:y1="11.795cm" svg:x2="8.937cm" svg:y2="11.795cm">
          <text:p/>
        </draw:line>
        <draw:line draw:style-name="gr15" draw:text-style-name="P10" draw:layer="layout" svg:x1="1cm" svg:y1="13.065cm" svg:x2="8.937cm" svg:y2="13.065cm">
          <text:p/>
        </draw:line>
        <draw:line draw:style-name="gr15" draw:text-style-name="P10" draw:layer="layout" svg:x1="13.747cm" svg:y1="12.747cm" svg:x2="20.59cm" svg:y2="12.747cm">
          <text:p/>
        </draw:line>
        <draw:line draw:style-name="gr16" draw:text-style-name="P10" draw:layer="layout" svg:x1="13.7cm" svg:y1="12.43cm" svg:x2="17.192cm" svg:y2="23.542cm">
          <text:p/>
        </draw:line>
        <draw:line draw:style-name="gr16" draw:text-style-name="P10" draw:layer="layout" svg:x1="14.97cm" svg:y1="25.447cm" svg:x2="17.192cm" svg:y2="23.542cm">
          <text:p/>
        </draw:line>
        <draw:line draw:style-name="gr13" draw:text-style-name="P10" draw:layer="layout" svg:x1="9.572cm" svg:y1="10.525cm" svg:x2="12.747cm" svg:y2="8.302cm">
          <text:p/>
        </draw:line>
        <draw:line draw:style-name="gr13" draw:text-style-name="P10" draw:layer="layout" svg:x1="9.572cm" svg:y1="10.525cm" svg:x2="10.525cm" svg:y2="8.302cm">
          <text:p/>
        </draw:line>
        <draw:line draw:style-name="gr12" draw:text-style-name="P10" draw:layer="layout" svg:x1="13.383cm" svg:y1="10.525cm" svg:x2="11.795cm" svg:y2="10.525cm">
          <text:p/>
        </draw:line>
        <draw:line draw:style-name="gr12" draw:text-style-name="P10" draw:layer="layout" svg:x1="17.827cm" svg:y1="24.495cm" svg:x2="18.145cm" svg:y2="23.225cm">
          <text:p/>
        </draw:line>
        <draw:line draw:style-name="gr12" draw:text-style-name="P10" draw:layer="layout" svg:x1="6.08cm" svg:y1="24.812cm" svg:x2="17.827cm" svg:y2="24.495cm">
          <text:p/>
        </draw:line>
        <draw:line draw:style-name="gr12" draw:text-style-name="P10" draw:layer="layout" svg:x1="6.08cm" svg:y1="24.812cm" svg:x2="6.715cm" svg:y2="25.13cm">
          <text:p/>
        </draw:line>
        <draw:line draw:style-name="gr17" draw:text-style-name="P10" draw:layer="layout" svg:x1="7.985cm" svg:y1="8.62cm" svg:x2="8.938cm" svg:y2="11.795cm">
          <text:p/>
        </draw:line>
        <draw:line draw:style-name="gr17" draw:text-style-name="P10" draw:layer="layout" svg:x1="7.986cm" svg:y1="8.621cm" svg:x2="9.89cm" svg:y2="8.302cm">
          <text:p/>
        </draw:line>
        <draw:line draw:style-name="gr16" draw:text-style-name="P10" draw:layer="layout" svg:x1="8.937cm" svg:y1="13.065cm" svg:x2="12.43cm" svg:y2="7.667cm">
          <text:p/>
        </draw:line>
        <draw:line draw:style-name="gr18" draw:text-style-name="P10" draw:layer="layout" svg:x1="3.857cm" svg:y1="23.542cm" svg:x2="11.477cm" svg:y2="25.765cm">
          <text:p/>
        </draw:line>
        <draw:line draw:style-name="gr13" draw:text-style-name="P10" draw:layer="layout" svg:x1="9.573cm" svg:y1="10.526cm" svg:x2="11.16cm" svg:y2="10.525cm">
          <text:p/>
        </draw:line>
        <draw:line draw:style-name="gr12" draw:text-style-name="P10" draw:layer="layout" svg:x1="16.241cm" svg:y1="10.842cm" svg:x2="13.065cm" svg:y2="10.525cm">
          <text:p/>
        </draw:line>
        <draw:frame draw:style-name="gr9" draw:text-style-name="P8" draw:layer="layout" svg:width="3.493cm" svg:height="1.673cm" svg:x="1.634cm" svg:y="10.757cm">
          <draw:text-box>
            <text:p text:style-name="P1">LOA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9T19:23:36.633000000</meta:creation-date>
    <dc:date>2021-11-19T20:06:11.092000000</dc:date>
    <meta:editing-duration>PT1M42S</meta:editing-duration>
    <meta:editing-cycles>1</meta:editing-cycles>
    <meta:document-statistic meta:object-count="49"/>
    <meta:generator>LibreOffice/7.0.4.2$Windows_X86_64 LibreOffice_project/dcf040e67528d9187c66b2379df5ea4407429775</meta:generator>
  </office:meta>
</office:document-meta>
</file>